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CE80000060C36DE9E7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2.977cm" svg:x="0.923cm" svg:y="3.222cm">
          <draw:image xlink:href="Pictures/1000000100000CE80000060C36DE9E7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02:30:14.843154371</meta:creation-date>
    <dc:date>2025-11-17T02:30:28.008916812</dc:date>
    <meta:editing-duration>PT13S</meta:editing-duration>
    <meta:editing-cycles>1</meta:editing-cycles>
    <meta:document-statistic meta:object-count="1"/>
    <meta:generator>LibreOffice/25.8.3.2$Linux_X86_64 LibreOffice_project/36fba6fe035976f8f639ceb7793b8c12ae9d5be3</meta:generator>
  </office:meta>
</office:document-meta>
</file>